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2.5pt" style:use-optimal-column-width="true"/>
    </style:style>
    <style:style style:name="ACOL-2" style:family="table-column">
      <style:table-column-properties style:column-width="126.75pt" style:use-optimal-column-width="true"/>
    </style:style>
    <style:style style:name="ACOL-3" style:family="table-column">
      <style:table-column-properties style:column-width="52.5pt" style:use-optimal-column-width="true"/>
    </style:style>
    <style:style style:name="ACOL-4" style:family="table-column">
      <style:table-column-properties style:column-width="135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0" table:number-columns-repeated="248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number-columns-repeated="2" table:style-name="Gnumeric-default"/>
          <table:table-cell table:style-name="Gnumeric-default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212.95 MHz</text:p>
          </table:table-cell>
          <table:table-cell table:style-name="Gnumeric-default" office:value-type="string">
            <text:p>84.11 MHz</text:p>
          </table:table-cell>
          <table:table-cell table:style-name="Gnumeric-default" office:value-type="string">
            <text:p>123.96 MHz</text:p>
          </table:table-cell>
          <table:table-cell table:style-name="Gnumeric-default" office:value-type="string">
            <text:p>130.457 MHz</text:p>
          </table:table-cell>
          <table:table-cell table:style-name="Gnumeric-default"/>
          <table:table-cell table:style-name="Gnumeric-default" table:formula="of:=LEFT([.D3];6)" office:value-type="string" office:string-value="123.96">
            <text:p>123.96</text:p>
          </table:table-cell>
          <table:table-cell table:style-name="Gnumeric-default" table:formula="of:=VALUE([.G3])" office:value-type="float" office:value="123.95999999999999">
            <text:p>123.9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196.43 MHz</text:p>
          </table:table-cell>
          <table:table-cell table:style-name="Gnumeric-default" office:value-type="string">
            <text:p>114.17 MHz</text:p>
          </table:table-cell>
          <table:table-cell table:style-name="Gnumeric-default" office:value-type="string">
            <text:p>129.05 MHz</text:p>
          </table:table-cell>
          <table:table-cell table:style-name="Gnumeric-default" office:value-type="string">
            <text:p>142.508 MHz</text:p>
          </table:table-cell>
          <table:table-cell table:style-name="Gnumeric-default"/>
          <table:table-cell table:style-name="Gnumeric-default" table:formula="of:=LEFT([.D4];6)" office:value-type="string" office:string-value="129.05">
            <text:p>129.05</text:p>
          </table:table-cell>
          <table:table-cell table:style-name="Gnumeric-default" table:formula="of:=VALUE([.G4])" office:value-type="float" office:value="129.05000000000001">
            <text:p>129.0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219.83 MHz</text:p>
          </table:table-cell>
          <table:table-cell table:style-name="Gnumeric-default" office:value-type="string">
            <text:p>91.63 MHz</text:p>
          </table:table-cell>
          <table:table-cell table:style-name="Gnumeric-default" office:value-type="string">
            <text:p>131.35 MHz</text:p>
          </table:table-cell>
          <table:table-cell table:style-name="Gnumeric-default" office:value-type="string">
            <text:p>138.309 MHz</text:p>
          </table:table-cell>
          <table:table-cell table:style-name="Gnumeric-default"/>
          <table:table-cell table:style-name="Gnumeric-default" table:formula="of:=LEFT([.D5];6)" office:value-type="string" office:string-value="131.35">
            <text:p>131.35</text:p>
          </table:table-cell>
          <table:table-cell table:style-name="Gnumeric-default" table:formula="of:=VALUE([.G5])" office:value-type="float" office:value="131.34999999999999">
            <text:p>131.3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191.72 MHz</text:p>
          </table:table-cell>
          <table:table-cell table:style-name="Gnumeric-default" office:value-type="string">
            <text:p>88.77 MHz</text:p>
          </table:table-cell>
          <table:table-cell table:style-name="Gnumeric-default" office:value-type="string">
            <text:p>128.3 MHz</text:p>
          </table:table-cell>
          <table:table-cell table:style-name="Gnumeric-default" office:value-type="string">
            <text:p>129.734 MHz</text:p>
          </table:table-cell>
          <table:table-cell table:style-name="Gnumeric-default"/>
          <table:table-cell table:style-name="Gnumeric-default" table:formula="of:=LEFT([.D6];6)" office:value-type="string" office:string-value="128.3 ">
            <text:p>128.3 </text:p>
          </table:table-cell>
          <table:table-cell table:style-name="Gnumeric-default" table:formula="of:=VALUE([.G6])" office:value-type="float" office:value="128.30000000000001">
            <text:p>128.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212.59 MHz</text:p>
          </table:table-cell>
          <table:table-cell table:style-name="Gnumeric-default" office:value-type="string">
            <text:p>65.76 MHz</text:p>
          </table:table-cell>
          <table:table-cell table:style-name="Gnumeric-default" office:value-type="string">
            <text:p>128.77 MHz</text:p>
          </table:table-cell>
          <table:table-cell table:style-name="Gnumeric-default" office:value-type="string">
            <text:p>121.648 MHz</text:p>
          </table:table-cell>
          <table:table-cell table:style-name="Gnumeric-default"/>
          <table:table-cell table:style-name="Gnumeric-default" table:formula="of:=LEFT([.D7];6)" office:value-type="string" office:string-value="128.77">
            <text:p>128.77</text:p>
          </table:table-cell>
          <table:table-cell table:style-name="Gnumeric-default" table:formula="of:=VALUE([.G7])" office:value-type="float" office:value="128.77000000000001">
            <text:p>128.7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190.4 MHz</text:p>
          </table:table-cell>
          <table:table-cell table:style-name="Gnumeric-default" office:value-type="string">
            <text:p>95.39 MHz</text:p>
          </table:table-cell>
          <table:table-cell table:style-name="Gnumeric-default" office:value-type="string">
            <text:p>124.55 MHz</text:p>
          </table:table-cell>
          <table:table-cell table:style-name="Gnumeric-default" office:value-type="string">
            <text:p>131.272 MHz</text:p>
          </table:table-cell>
          <table:table-cell table:style-name="Gnumeric-default"/>
          <table:table-cell table:style-name="Gnumeric-default" table:formula="of:=LEFT([.D8];6)" office:value-type="string" office:string-value="124.55">
            <text:p>124.55</text:p>
          </table:table-cell>
          <table:table-cell table:style-name="Gnumeric-default" table:formula="of:=VALUE([.G8])" office:value-type="float" office:value="124.55">
            <text:p>124.5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199.6 MHz</text:p>
          </table:table-cell>
          <table:table-cell table:style-name="Gnumeric-default" office:value-type="string">
            <text:p>86.02 MHz</text:p>
          </table:table-cell>
          <table:table-cell table:style-name="Gnumeric-default" office:value-type="string">
            <text:p>126.29 MHz</text:p>
          </table:table-cell>
          <table:table-cell table:style-name="Gnumeric-default" office:value-type="string">
            <text:p>129.432 MHz</text:p>
          </table:table-cell>
          <table:table-cell table:style-name="Gnumeric-default"/>
          <table:table-cell table:style-name="Gnumeric-default" table:formula="of:=LEFT([.D9];6)" office:value-type="string" office:string-value="126.29">
            <text:p>126.29</text:p>
          </table:table-cell>
          <table:table-cell table:style-name="Gnumeric-default" table:formula="of:=VALUE([.G9])" office:value-type="float" office:value="126.29000000000001">
            <text:p>126.2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183.28 MHz</text:p>
          </table:table-cell>
          <table:table-cell table:style-name="Gnumeric-default" office:value-type="string">
            <text:p>92.95 MHz</text:p>
          </table:table-cell>
          <table:table-cell table:style-name="Gnumeric-default" office:value-type="string">
            <text:p>132.07 MHz</text:p>
          </table:table-cell>
          <table:table-cell table:style-name="Gnumeric-default" office:value-type="string">
            <text:p>131.036 MHz</text:p>
          </table:table-cell>
          <table:table-cell table:style-name="Gnumeric-default"/>
          <table:table-cell table:style-name="Gnumeric-default" table:formula="of:=LEFT([.D10];6)" office:value-type="string" office:string-value="132.07">
            <text:p>132.07</text:p>
          </table:table-cell>
          <table:table-cell table:style-name="Gnumeric-default" table:formula="of:=VALUE([.G10])" office:value-type="float" office:value="132.06999999999999">
            <text:p>132.0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173.34 MHz</text:p>
          </table:table-cell>
          <table:table-cell table:style-name="Gnumeric-default" office:value-type="string">
            <text:p>69.55 MHz</text:p>
          </table:table-cell>
          <table:table-cell table:style-name="Gnumeric-default" office:value-type="string">
            <text:p>120.88 MHz</text:p>
          </table:table-cell>
          <table:table-cell table:style-name="Gnumeric-default" office:value-type="string">
            <text:p>113.375 MHz</text:p>
          </table:table-cell>
          <table:table-cell table:style-name="Gnumeric-default"/>
          <table:table-cell table:style-name="Gnumeric-default" table:formula="of:=LEFT([.D11];6)" office:value-type="string" office:string-value="120.88">
            <text:p>120.88</text:p>
          </table:table-cell>
          <table:table-cell table:style-name="Gnumeric-default" table:formula="of:=VALUE([.G11])" office:value-type="float" office:value="120.88">
            <text:p>120.8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205.51 MHz</text:p>
          </table:table-cell>
          <table:table-cell table:style-name="Gnumeric-default" office:value-type="string">
            <text:p>76.01 MHz</text:p>
          </table:table-cell>
          <table:table-cell table:style-name="Gnumeric-default" office:value-type="string">
            <text:p>124.81 MHz</text:p>
          </table:table-cell>
          <table:table-cell table:style-name="Gnumeric-default" office:value-type="string">
            <text:p>124.925 MHz</text:p>
          </table:table-cell>
          <table:table-cell table:style-name="Gnumeric-default"/>
          <table:table-cell table:style-name="Gnumeric-default" table:formula="of:=LEFT([.D12];6)" office:value-type="string" office:string-value="124.81">
            <text:p>124.81</text:p>
          </table:table-cell>
          <table:table-cell table:style-name="Gnumeric-default" table:formula="of:=VALUE([.G12])" office:value-type="float" office:value="124.81">
            <text:p>124.8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144.34 MHz</text:p>
          </table:table-cell>
          <table:table-cell table:style-name="Gnumeric-default" office:value-type="string">
            <text:p>91.02 MHz</text:p>
          </table:table-cell>
          <table:table-cell table:style-name="Gnumeric-default" office:value-type="string">
            <text:p>125.2 MHz</text:p>
          </table:table-cell>
          <table:table-cell table:style-name="Gnumeric-default" office:value-type="string">
            <text:p>118.044 MHz</text:p>
          </table:table-cell>
          <table:table-cell table:style-name="Gnumeric-default"/>
          <table:table-cell table:style-name="Gnumeric-default" table:formula="of:=LEFT([.D13];6)" office:value-type="string" office:string-value="125.2 ">
            <text:p>125.2 </text:p>
          </table:table-cell>
          <table:table-cell table:style-name="Gnumeric-default" table:formula="of:=VALUE([.G13])" office:value-type="float" office:value="125.2">
            <text:p>125.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189.72 MHz</text:p>
          </table:table-cell>
          <table:table-cell table:style-name="Gnumeric-default" office:value-type="string">
            <text:p>86.26 MHz</text:p>
          </table:table-cell>
          <table:table-cell table:style-name="Gnumeric-default" office:value-type="string">
            <text:p>130.86 MHz</text:p>
          </table:table-cell>
          <table:table-cell table:style-name="Gnumeric-default" office:value-type="string">
            <text:p>128.897 MHz</text:p>
          </table:table-cell>
          <table:table-cell table:style-name="Gnumeric-default"/>
          <table:table-cell table:style-name="Gnumeric-default" table:formula="of:=LEFT([.D14];6)" office:value-type="string" office:string-value="130.86">
            <text:p>130.86</text:p>
          </table:table-cell>
          <table:table-cell table:style-name="Gnumeric-default" table:formula="of:=VALUE([.G14])" office:value-type="float" office:value="130.86000000000001">
            <text:p>130.8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17.39 MHz</text:p>
          </table:table-cell>
          <table:table-cell table:style-name="Gnumeric-default" office:value-type="string">
            <text:p>90.95 MHz</text:p>
          </table:table-cell>
          <table:table-cell table:style-name="Gnumeric-default" office:value-type="string">
            <text:p>130.17 MHz</text:p>
          </table:table-cell>
          <table:table-cell table:style-name="Gnumeric-default" office:value-type="string">
            <text:p>137.041 MHz</text:p>
          </table:table-cell>
          <table:table-cell table:style-name="Gnumeric-default"/>
          <table:table-cell table:style-name="Gnumeric-default" table:formula="of:=LEFT([.D15];6)" office:value-type="string" office:string-value="130.17">
            <text:p>130.17</text:p>
          </table:table-cell>
          <table:table-cell table:style-name="Gnumeric-default" table:formula="of:=VALUE([.G15])" office:value-type="float" office:value="130.16999999999999">
            <text:p>130.1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183.82 MHz</text:p>
          </table:table-cell>
          <table:table-cell table:style-name="Gnumeric-default" office:value-type="string">
            <text:p>89.41 MHz</text:p>
          </table:table-cell>
          <table:table-cell table:style-name="Gnumeric-default" office:value-type="string">
            <text:p>128.52 MHz</text:p>
          </table:table-cell>
          <table:table-cell table:style-name="Gnumeric-default" office:value-type="string">
            <text:p>128.307 MHz</text:p>
          </table:table-cell>
          <table:table-cell table:style-name="Gnumeric-default"/>
          <table:table-cell table:style-name="Gnumeric-default" table:formula="of:=LEFT([.D16];6)" office:value-type="string" office:string-value="128.52">
            <text:p>128.52</text:p>
          </table:table-cell>
          <table:table-cell table:style-name="Gnumeric-default" table:formula="of:=VALUE([.G16])" office:value-type="float" office:value="128.52000000000001">
            <text:p>128.5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166.97 MHz</text:p>
          </table:table-cell>
          <table:table-cell table:style-name="Gnumeric-default" office:value-type="string">
            <text:p>101.53 MHz</text:p>
          </table:table-cell>
          <table:table-cell table:style-name="Gnumeric-default" office:value-type="string">
            <text:p>128.52 MHz</text:p>
          </table:table-cell>
          <table:table-cell table:style-name="Gnumeric-default" office:value-type="string">
            <text:p>129.639 MHz</text:p>
          </table:table-cell>
          <table:table-cell table:style-name="Gnumeric-default"/>
          <table:table-cell table:style-name="Gnumeric-default" table:formula="of:=LEFT([.D17];6)" office:value-type="string" office:string-value="128.52">
            <text:p>128.52</text:p>
          </table:table-cell>
          <table:table-cell table:style-name="Gnumeric-default" table:formula="of:=VALUE([.G17])" office:value-type="float" office:value="128.52000000000001">
            <text:p>128.5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186.92 MHz</text:p>
          </table:table-cell>
          <table:table-cell table:style-name="Gnumeric-default" office:value-type="string">
            <text:p>121.26 MHz</text:p>
          </table:table-cell>
          <table:table-cell table:style-name="Gnumeric-default" office:value-type="string">
            <text:p>129.63 MHz</text:p>
          </table:table-cell>
          <table:table-cell table:style-name="Gnumeric-default" office:value-type="string">
            <text:p>143.227 MHz</text:p>
          </table:table-cell>
          <table:table-cell table:style-name="Gnumeric-default"/>
          <table:table-cell table:style-name="Gnumeric-default" table:formula="of:=LEFT([.D18];6)" office:value-type="string" office:string-value="129.63">
            <text:p>129.63</text:p>
          </table:table-cell>
          <table:table-cell table:style-name="Gnumeric-default" table:formula="of:=VALUE([.G18])" office:value-type="float" office:value="129.63">
            <text:p>129.63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AVERAGE([.H3:.H18])" office:value-type="float" office:value="127.683125">
            <text:p>127.68312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STDEV([.H3:.H18])" office:value-type="float" office:value="3.0974305884071085">
            <text:p>3.097430588407108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0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Gnumeric-default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3]*60+[.C23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3]/([.H3]*10^6)" office:value-type="float" office:value="0.0064779606324620849">
            <text:p>0.006477960632462085</text:p>
          </table:table-cell>
          <table:table-cell table:style-name="Gnumeric-default" table:formula="of:=[.D23]/[.F23]" office:value-type="float" office:value="70.392524109348841">
            <text:p>70.39252</text:p>
          </table:table-cell>
          <table:table-cell table:style-name="Gnumeric-default" table:formula="of:=([.E23]/[.D23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4]*60+[.C24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4]/([.H4]*10^6)" office:value-type="float" office:value="0.0062224564122433162">
            <text:p>0.006222456412243316</text:p>
          </table:table-cell>
          <table:table-cell table:style-name="Gnumeric-default" table:formula="of:=[.D24]/[.F24]" office:value-type="float" office:value="73.282956085119949">
            <text:p>73.28296</text:p>
          </table:table-cell>
          <table:table-cell table:style-name="Gnumeric-default" table:formula="of:=([.E24]/[.D24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25]*60+[.C25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5]/([.H5]*10^6)" office:value-type="float" office:value="0.0061134982870194136">
            <text:p>0.006113498287019414</text:p>
          </table:table-cell>
          <table:table-cell table:style-name="Gnumeric-default" table:formula="of:=[.D25]/[.F25]" office:value-type="float" office:value="75.079762592651633">
            <text:p>75.07976</text:p>
          </table:table-cell>
          <table:table-cell table:style-name="Gnumeric-default" table:formula="of:=([.E25]/[.D25])/10^6" office:value-type="float" office:value="1.7494727668845316">
            <text:p>1.74947276688453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26]*60+[.C26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6]/([.H6]*10^6)" office:value-type="float" office:value="0.0062588308651597814">
            <text:p>0.0062588308651597814</text:p>
          </table:table-cell>
          <table:table-cell table:style-name="Gnumeric-default" table:formula="of:=[.D26]/[.F26]" office:value-type="float" office:value="72.697283215111185">
            <text:p>72.69728</text:p>
          </table:table-cell>
          <table:table-cell table:style-name="Gnumeric-default" table:formula="of:=([.E26]/[.D26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7]*60+[.C27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7]/([.H7]*10^6)" office:value-type="float" office:value="0.0062359866428515955">
            <text:p>0.0062359866428515955</text:p>
          </table:table-cell>
          <table:table-cell table:style-name="Gnumeric-default" table:formula="of:=[.D27]/[.F27]" office:value-type="float" office:value="73.123953933211126">
            <text:p>73.12395</text:p>
          </table:table-cell>
          <table:table-cell table:style-name="Gnumeric-default" table:formula="of:=([.E27]/[.D27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8]*60+[.C28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8]/([.H8]*10^6)" office:value-type="float" office:value="0.0064472741870734646">
            <text:p>0.006447274187073465</text:p>
          </table:table-cell>
          <table:table-cell table:style-name="Gnumeric-default" table:formula="of:=[.D28]/[.F28]" office:value-type="float" office:value="70.727564358013865">
            <text:p>70.72756</text:p>
          </table:table-cell>
          <table:table-cell table:style-name="Gnumeric-default" table:formula="of:=([.E28]/[.D28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8</text:p>
          </table:table-cell>
          <table:table-cell table:style-name="Gnumeric-default" table:formula="of:=[.B29]*60+[.C29]" office:value-type="float" office:value="0.45800000000000002">
            <text:p>0.458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9]/([.H9]*10^6)" office:value-type="float" office:value="0.0063584448491567028">
            <text:p>0.006358444849156703</text:p>
          </table:table-cell>
          <table:table-cell table:style-name="Gnumeric-default" table:formula="of:=[.D29]/[.F29]" office:value-type="float" office:value="72.030191480035072">
            <text:p>72.03019</text:p>
          </table:table-cell>
          <table:table-cell table:style-name="Gnumeric-default" table:formula="of:=([.E29]/[.D29])/10^6" office:value-type="float" office:value="1.753292576419214">
            <text:p>1.75329257641921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4</text:p>
          </table:table-cell>
          <table:table-cell table:style-name="Gnumeric-default" table:formula="of:=[.B30]*60+[.C30]" office:value-type="float" office:value="0.45400000000000001">
            <text:p>0.454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0]/([.H10]*10^6)" office:value-type="float" office:value="0.0060801696070265764">
            <text:p>0.006080169607026576</text:p>
          </table:table-cell>
          <table:table-cell table:style-name="Gnumeric-default" table:formula="of:=[.D30]/[.F30]" office:value-type="float" office:value="74.668969674025675">
            <text:p>74.66897</text:p>
          </table:table-cell>
          <table:table-cell table:style-name="Gnumeric-default" table:formula="of:=([.E30]/[.D30])/10^6" office:value-type="float" office:value="1.7687400881057267">
            <text:p>1.768740088105726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1]*60+[.C31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1]/([.H11]*10^6)" office:value-type="float" office:value="0.0066430178689609529">
            <text:p>0.006643017868960953</text:p>
          </table:table-cell>
          <table:table-cell table:style-name="Gnumeric-default" table:formula="of:=[.D31]/[.F31]" office:value-type="float" office:value="68.492966446162427">
            <text:p>68.49297</text:p>
          </table:table-cell>
          <table:table-cell table:style-name="Gnumeric-default" table:formula="of:=([.E31]/[.D31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0</text:p>
          </table:table-cell>
          <table:table-cell table:style-name="Gnumeric-default" table:formula="of:=[.B32]*60+[.C32]" office:value-type="float" office:value="0.45000000000000001">
            <text:p>0.4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2]/([.H12]*10^6)" office:value-type="float" office:value="0.0064338434420318884">
            <text:p>0.006433843442031888</text:p>
          </table:table-cell>
          <table:table-cell table:style-name="Gnumeric-default" table:formula="of:=[.D32]/[.F32]" office:value-type="float" office:value="69.942640671076759">
            <text:p>69.94264</text:p>
          </table:table-cell>
          <table:table-cell table:style-name="Gnumeric-default" table:formula="of:=([.E32]/[.D32])/10^6" office:value-type="float" office:value="1.7844622222222222">
            <text:p>1.784462222222222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3]*60+[.C33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3]/([.H13]*10^6)" office:value-type="float" office:value="0.0064138019169329074">
            <text:p>0.006413801916932907</text:p>
          </table:table-cell>
          <table:table-cell table:style-name="Gnumeric-default" table:formula="of:=[.D33]/[.F33]" office:value-type="float" office:value="70.940762732127197">
            <text:p>70.94076</text:p>
          </table:table-cell>
          <table:table-cell table:style-name="Gnumeric-default" table:formula="of:=([.E33]/[.D33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4]*60+[.C34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4]/([.H14]*10^6)" office:value-type="float" office:value="0.0061363900351520699">
            <text:p>0.00613639003515207</text:p>
          </table:table-cell>
          <table:table-cell table:style-name="Gnumeric-default" table:formula="of:=[.D34]/[.F34]" office:value-type="float" office:value="74.147829162349581">
            <text:p>74.14783</text:p>
          </table:table-cell>
          <table:table-cell table:style-name="Gnumeric-default" table:formula="of:=([.E34]/[.D34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35]*60+[.C35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5]/([.H15]*10^6)" office:value-type="float" office:value="0.0061689175693324123">
            <text:p>0.006168917569332412</text:p>
          </table:table-cell>
          <table:table-cell table:style-name="Gnumeric-default" table:formula="of:=[.D35]/[.F35]" office:value-type="float" office:value="74.405273670997047">
            <text:p>74.40527</text:p>
          </table:table-cell>
          <table:table-cell table:style-name="Gnumeric-default" table:formula="of:=([.E35]/[.D35])/10^6" office:value-type="float" office:value="1.7494727668845316">
            <text:p>1.74947276688453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36]*60+[.C36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6]/([.H16]*10^6)" office:value-type="float" office:value="0.0062481170245876124">
            <text:p>0.006248117024587612</text:p>
          </table:table-cell>
          <table:table-cell table:style-name="Gnumeric-default" table:formula="of:=[.D36]/[.F36]" office:value-type="float" office:value="73.462132382242771">
            <text:p>73.46213</text:p>
          </table:table-cell>
          <table:table-cell table:style-name="Gnumeric-default" table:formula="of:=([.E36]/[.D36])/10^6" office:value-type="float" office:value="1.7494727668845316">
            <text:p>1.74947276688453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60</text:p>
          </table:table-cell>
          <table:table-cell table:style-name="Gnumeric-default" table:formula="of:=[.B37]*60+[.C37]" office:value-type="float" office:value="0.46000000000000002">
            <text:p>0.4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7]/([.H17]*10^6)" office:value-type="float" office:value="0.0062481170245876124">
            <text:p>0.006248117024587612</text:p>
          </table:table-cell>
          <table:table-cell table:style-name="Gnumeric-default" table:formula="of:=[.D37]/[.F37]" office:value-type="float" office:value="73.622180600940467">
            <text:p>73.62218</text:p>
          </table:table-cell>
          <table:table-cell table:style-name="Gnumeric-default" table:formula="of:=([.E37]/[.D37])/10^6" office:value-type="float" office:value="1.745669565217391">
            <text:p>1.74566956521739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8]*60+[.C38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8]/([.H18]*10^6)" office:value-type="float" office:value="0.0061946154439558743">
            <text:p>0.006194615443955874</text:p>
          </table:table-cell>
          <table:table-cell table:style-name="Gnumeric-default" table:formula="of:=[.D38]/[.F38]" office:value-type="float" office:value="73.450887164262383">
            <text:p>73.45089</text:p>
          </table:table-cell>
          <table:table-cell table:style-name="Gnumeric-default" table:formula="of:=([.E38]/[.D38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0" table:formula="of:=AVERAGE([.D23:.D38])" office:value-type="float" office:value="0.456125">
            <text:p>0.456125</text:p>
          </table:table-cell>
          <table:table-cell table:style-name="ACE-3"/>
          <table:table-cell table:style-name="ACE-0" table:formula="of:=AVERAGE([.F23:.F38])" office:value-type="float" office:value="0.0062925901130333915">
            <text:p>0.0062925901130334</text:p>
          </table:table-cell>
          <table:table-cell table:style-name="ACE-0" table:formula="of:=AVERAGE([.G23:.G38])" office:value-type="float" office:value="72.529242392354746">
            <text:p>72.5292</text:p>
          </table:table-cell>
          <table:table-cell table:style-name="ACE-0" table:formula="of:=AVERAGE([.H23:.H38])" office:value-type="float" office:value="1.7605485195902055">
            <text:p>1.760548519590205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0" table:formula="of:=STDEV([.D23:.D38])" office:value-type="float" office:value="0.0024731895735399414">
            <text:p>0.0024731895735399414</text:p>
          </table:table-cell>
          <table:table-cell table:style-name="Gnumeric-default"/>
          <table:table-cell table:style-name="ACE-0" table:formula="of:=STDEV([.F23:.F38])" office:value-type="float" office:value="0.00015487145067496642">
            <text:p>0.000154871450675</text:p>
          </table:table-cell>
          <table:table-cell table:style-name="ACE-0" table:formula="of:=STDEV([.G23:.G38])" office:value-type="float" office:value="1.9088057945119059">
            <text:p>1.90881</text:p>
          </table:table-cell>
          <table:table-cell table:style-name="ACE-0" table:formula="of:=STDEV([.H23:.H38])" office:value-type="float" office:value="0.0095721851890806786">
            <text:p>0.009572185189080679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46:17Z</dc:date>
    <meta:creation-date>2020-05-07T14:44:01Z</meta:creation-date>
    <meta:generator>gnumeric/1.12.35</meta:generator>
  </office:meta>
</office:document-meta>
</file>